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ender" style:master-page-name="First_20_Page">
      <style:paragraph-properties fo:line-height="100%" fo:text-align="end" style:justify-single-word="false" style:page-number="auto">
        <style:tab-stops>
          <style:tab-stop style:position="17.013cm" style:type="right"/>
        </style:tab-stops>
      </style:paragraph-properties>
      <style:text-properties officeooo:paragraph-rsid="0022ce1d"/>
    </style:style>
    <style:style style:name="P2" style:family="paragraph" style:parent-style-name="Text_20_body">
      <style:text-properties officeooo:rsid="001d7bf2" officeooo:paragraph-rsid="001d7bf2"/>
    </style:style>
    <style:style style:name="P3" style:family="paragraph" style:parent-style-name="Standard">
      <style:text-properties style:font-name="Calibri" fo:font-size="11pt" officeooo:rsid="0008d673" officeooo:paragraph-rsid="001d7bf2" style:font-size-asian="11pt" style:font-name-complex="Calibri1" style:font-size-complex="11pt"/>
    </style:style>
    <style:style style:name="P4" style:family="paragraph" style:parent-style-name="Standard">
      <style:text-properties style:font-name="Calibri" fo:font-size="11pt" officeooo:rsid="00148c6d" officeooo:paragraph-rsid="001d7bf2" style:font-size-asian="11pt" style:font-name-complex="Calibri1" style:font-size-complex="11pt"/>
    </style:style>
    <style:style style:name="P5" style:family="paragraph" style:parent-style-name="Standard">
      <style:text-properties style:font-name="Calibri" fo:font-size="11pt" officeooo:rsid="0016a3df" officeooo:paragraph-rsid="001d7bf2" style:font-size-asian="11pt" style:font-name-complex="Calibri1" style:font-size-complex="11pt"/>
    </style:style>
    <style:style style:name="P6" style:family="paragraph" style:parent-style-name="Standard">
      <style:text-properties officeooo:paragraph-rsid="001d7bf2"/>
    </style:style>
    <style:style style:name="P7" style:family="paragraph" style:parent-style-name="Standard">
      <style:text-properties style:font-name="Calibri" fo:font-size="11pt" officeooo:rsid="001e1acb" officeooo:paragraph-rsid="001d7bf2" style:font-size-asian="11pt" style:font-name-complex="Calibri1" style:font-size-complex="11pt"/>
    </style:style>
    <style:style style:name="T1" style:family="text">
      <style:text-properties officeooo:rsid="001d7bf2"/>
    </style:style>
    <style:style style:name="T2" style:family="text">
      <style:text-properties fo:font-size="10pt" fo:font-weight="normal" officeooo:rsid="000e487e"/>
    </style:style>
    <style:style style:name="T3" style:family="text">
      <style:text-properties officeooo:rsid="0022ce1d"/>
    </style:style>
    <style:style style:name="T4" style:family="text">
      <style:text-properties style:font-name="Calibri" fo:font-size="11pt" style:font-size-asian="11pt" style:font-name-complex="Calibri1" style:font-size-complex="11pt"/>
    </style:style>
    <style:style style:name="T5" style:family="text">
      <style:text-properties officeooo:rsid="0013e1d4"/>
    </style:style>
    <style:style style:name="T6" style:family="text">
      <style:text-properties officeooo:rsid="00148c6d"/>
    </style:style>
    <style:style style:name="T7" style:family="text">
      <style:text-properties officeooo:rsid="0015610e"/>
    </style:style>
    <style:style style:name="T8" style:family="text">
      <style:text-properties officeooo:rsid="0012973b"/>
    </style:style>
    <style:style style:name="T9" style:family="text">
      <style:text-properties officeooo:rsid="0015fc5b"/>
    </style:style>
    <style:style style:name="T10" style:family="text">
      <style:text-properties officeooo:rsid="001e7a00"/>
    </style:style>
    <style:style style:name="T11" style:family="text">
      <style:text-properties officeooo:rsid="001881a7"/>
    </style:style>
    <style:style style:name="T12" style:family="text">
      <style:text-properties officeooo:rsid="0021c39c"/>
    </style:style>
    <style:style style:name="T13" style:family="text">
      <style:text-properties officeooo:rsid="00201e19"/>
    </style:style>
    <style:style style:name="T14" style:family="text">
      <style:text-properties officeooo:rsid="0018e47a"/>
    </style:style>
    <style:style style:name="T15" style:family="text">
      <style:text-properties officeooo:rsid="002158fb"/>
    </style:style>
    <style:style style:name="T16" style:family="text">
      <style:text-properties officeooo:rsid="002167aa"/>
    </style:style>
    <style:style style:name="T17" style:family="text">
      <style:text-properties officeooo:rsid="001a1c9a"/>
    </style:style>
    <style:style style:name="T18" style:family="text">
      <style:text-properties officeooo:rsid="0023b2b9"/>
    </style:style>
    <style:style style:name="T19" style:family="text">
      <style:text-properties style:font-name="Calibri" fo:font-size="11pt" officeooo:rsid="0023b2b9" style:font-size-asian="11pt" style:font-name-complex="Calibri1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Peter Smith</text:span><text:span text:style-name="T2"><text:line-break/> </text:span><text:span text:style-name="T1">16 Queen’s Park Court</text:span><text:line-break/> <text:span text:style-name="T1">Edinburgh</text:span><text:line-break/> <text:span text:style-name="T1">EH8 7DY<text:line-break/></text:span><text:a xlink:type="simple" xlink:href="mailto:peter@cruelandunusual.be" text:style-name="Internet_20_link" text:visited-style-name="Visited_20_Internet_20_Link"><text:span text:style-name="T3">peter@cruelandunusual.be</text:span></text:a></text:p>
      <text:p text:style-name="P2">02 / 01 / 2025</text:p>
      <text:p text:style-name="Text_20_body">Dear <text:span text:style-name="T1">Tom</text:span>, </text:p>
      <text:p text:style-name="P3" loext:marker-style-name="T4">I <text:span text:style-name="T5">am an experienced video editor, with over</text:span> 20 years <text:span text:style-name="T6">industry </text:span>experience, <text:span text:style-name="T6">both as an in-house editor and a freelance film maker. </text:span></text:p>
      <text:p text:style-name="P3" loext:marker-style-name="T4"/>
      <text:p text:style-name="P4" loext:marker-style-name="T4"><text:span text:style-name="T7">In my most recent role at Speakeasy Productions, and previously at Republic Productions, I was lead editor on numerous projects, working with both public and private sector clients. </text:span><text:span text:style-name="T8">Prior to that I was a freelance director, producer </text:span><text:span text:style-name="T7">and </text:span><text:span text:style-name="T8">editor, working for </text:span><text:span text:style-name="T5">various</text:span><text:span text:style-name="T8"> corporate and music industry clients. </text:span><text:span text:style-name="T9">One of the most </text:span><text:span text:style-name="T10">prestige</text:span><text:span text:style-name="T9"> projects I produced was “The Recording of Mr Beast”, a documentary about Mogwai, which I directed, produced and shot, </text:span><text:span text:style-name="T10">and which</text:span><text:span text:style-name="T9"> was released </text:span><text:span text:style-name="T10">on</text:span><text:span text:style-name="T9"> DVD </text:span><text:span text:style-name="T5">with a special edition of the album.</text:span></text:p>
      <text:p text:style-name="P4" loext:marker-style-name="T4"/>
      <text:p text:style-name="P5" loext:marker-style-name="T4">As you will see from my CV, I have considerable experience with a <text:span text:style-name="T11">wide </text:span>range of video editing software and tools, including Premiere Pro, DaVinci Resolve and After Effects, <text:span text:style-name="T12">as well as other music and audio related applications, such as Audition and Ableton Live</text:span>. <text:span text:style-name="T11">I have a strong technical background </text:span><text:span text:style-name="T13">and </text:span><text:span text:style-name="T14">am capable of learning</text:span><text:span text:style-name="T11"> new tools and software quickly and independently.</text:span></text:p>
      <text:p text:style-name="P5" loext:marker-style-name="T4"/>
      <text:p text:style-name="P5" loext:marker-style-name="T4">I have a strong story telling sensibility, and have a passion for cutting interviews <text:span text:style-name="T15">and</text:span> distilling the source media down to the essentials. I have a particular strength in audio editing <text:span text:style-name="T16">and </text:span>cutting music and effects to create <text:span text:style-name="T17">rich,</text:span> compelling stories.</text:p>
      <text:p text:style-name="P5" loext:marker-style-name="T4"/>
      <text:p text:style-name="P3" loext:marker-style-name="T4"><text:span text:style-name="T5">I am </text:span>more than capable of working on my own <text:span text:style-name="T5">to a detailed, </text:span>specific brief or generating my own content <text:span text:style-name="T5">from a general understanding of the requirements</text:span>. I am also highly experienced in collaborating side by side with a producer <text:span text:style-name="T11">or </text:span>director, and I have considerable experience of editing with clients.</text:p>
      <text:p text:style-name="P5" loext:marker-style-name="T4"/>
      <text:p text:style-name="P3" loext:marker-style-name="T4"><text:span text:style-name="T11">You can see </text:span><text:span text:style-name="T18">a short selection of </text:span>my work here:</text:p>
      <text:p text:style-name="P6" loext:marker-style-name="T4"><text:a xlink:type="simple" xlink:href="https://youtube.com/playlist?list=PLSf4yC-kM8p7FxLL5mHpUCNuB2_qiWKbN&amp;si=jOxTfyLmaJoiwN58https://youtube.com/playlist?list=PLSf4yC-kM8p7FxLL5mHpUCNuB2_qiWKbN&amp;si=jOxTfyLmaJoiwN58" text:style-name="Internet_20_link" text:visited-style-name="Visited_20_Internet_20_Link"><text:span text:style-name="T19">YouTube playlist work samples</text:span></text:a></text:p>
      <text:p text:style-name="P3" loext:marker-style-name="T4"><text:span text:style-name="T11">T</text:span>h<text:span text:style-name="T18">ese samples</text:span> show the breadth of my experience and abilities – promos, interview-led corporate case studies, dramas and long-form documentaries.</text:p>
      <text:p text:style-name="P3" loext:marker-style-name="T4"/>
      <text:p text:style-name="P7" loext:marker-style-name="T4">For a role of this kind I would expect somewhere in the region of 35K pro rata.</text:p>
      <text:p text:style-name="P7" loext:marker-style-name="T4"/>
      <text:p text:style-name="P7" loext:marker-style-name="T4">I thank you for your time and consideration of my application, and look forward to hearing from you.</text:p>
      <text:p text:style-name="P7" loext:marker-style-name="T4"/>
      <text:p text:style-name="P7" loext:marker-style-name="T4"/>
      <text:p text:style-name="P7" loext:marker-style-name="T4"/>
      <text:p text:style-name="P7" loext:marker-style-name="T4">Yours sincerely,</text:p>
      <text:p text:style-name="P7" loext:marker-style-name="T4"/>
      <text:p text:style-name="P7" loext:marker-style-name="T4"/>
      <text:p text:style-name="P7" loext:marker-style-name="T4">Peter Smith</text:p>
      <text:p text:style-name="P6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10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Sender" style:family="paragraph" style:parent-style-name="Standard" style:class="extra">
      <style:paragraph-properties fo:margin-top="0cm" fo:margin-bottom="1cm" style:contextual-spacing="false">
        <style:tab-stops>
          <style:tab-stop style:position="13.847cm" style:type="right"/>
        </style:tab-stops>
      </style:paragraph-properties>
      <style:text-properties fo:font-size="10pt" officeooo:rsid="000c5d28"/>
    </style:style>
    <style:style style:name="Addressee" style:family="paragraph" style:parent-style-name="Standard" style:class="extra">
      <style:paragraph-properties fo:margin-top="0cm" fo:margin-bottom="1cm" style:contextual-spacing="false"/>
      <style:text-properties fo:font-size="10pt" officeooo:rsid="000e487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17:42:42.648000000</meta:creation-date>
    <meta:editing-duration>PT26M59S</meta:editing-duration>
    <meta:editing-cycles>9</meta:editing-cycles>
    <meta:generator>LibreOffice/24.8.4.2$Windows_X86_64 LibreOffice_project/bb3cfa12c7b1bf994ecc5649a80400d06cd71002</meta:generator>
    <dc:description>Peter Smith cover letter for Heehaw editor job application</dc:description>
    <dc:title>Peter Smith cover letter for Heehaw editor job application</dc:title>
    <dc:date>2025-01-02T18:24:22.104000000</dc:date>
    <meta:print-date>2025-01-02T18:24:12.184000000</meta:print-date>
    <meta:printed-by>PDF files</meta:printed-by>
    <meta:document-statistic meta:table-count="0" meta:image-count="0" meta:object-count="0" meta:page-count="1" meta:paragraph-count="16" meta:word-count="350" meta:character-count="2100" meta:non-whitespace-character-count="1759"/>
    <meta:template xlink:type="simple" xlink:actuate="onRequest" xlink:title="Modern business letter sans-serif" xlink:href="file:///C:/Program%20Files/LibreOffice/share/template/common/officorr/Modern_business_letter_sans_serif.ott" meta:date="2025-01-02T17:42:42.571000000"/>
  </office:meta>
</office:document-meta>
</file>